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911b9" officeooo:paragraph-rsid="001fbe29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fbe29" officeooo:paragraph-rsid="001fbe2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none" fo:font-weight="normal" officeooo:rsid="001fbe29" officeooo:paragraph-rsid="001fbe29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style:text-underline-style="none" fo:font-weight="normal" officeooo:rsid="001fbe29" officeooo:paragraph-rsid="001fbe29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fo:font-size="14pt" style:text-underline-style="none" fo:font-weight="normal" officeooo:rsid="0023792e" officeooo:paragraph-rsid="0023792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style:text-underline-style="none" fo:font-weight="normal" officeooo:rsid="00292753" officeooo:paragraph-rsid="00292753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2109a9" officeooo:paragraph-rsid="002109a9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23792e" officeooo:paragraph-rsid="0023792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237de8" officeooo:paragraph-rsid="00237de8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252f33" officeooo:paragraph-rsid="00252f3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normal" officeooo:rsid="00270d19" officeooo:paragraph-rsid="00270d19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28e7e8" officeooo:paragraph-rsid="0028e7e8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style:text-underline-style="none" fo:font-weight="normal" officeooo:rsid="00292753" officeooo:paragraph-rsid="0029275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style:text-underline-style="none" fo:font-weight="normal" officeooo:rsid="002ae8d1" officeooo:paragraph-rsid="002ae8d1" style:font-size-asian="12pt" style:font-weight-asian="normal" style:font-size-complex="12pt" style:font-weight-complex="normal"/>
    </style:style>
    <style:style style:name="T1" style:family="text">
      <style:text-properties officeooo:rsid="001fbe29"/>
    </style:style>
    <style:style style:name="T2" style:family="text">
      <style:text-properties officeooo:rsid="0023792e"/>
    </style:style>
    <style:style style:name="T3" style:family="text">
      <style:text-properties officeooo:rsid="002767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haltsverzeichnis:</text:p>
      <text:p text:style-name="P3"><text:tab/><text:tab/><text:tab/><text:tab/><text:tab/><text:tab/><text:tab/><text:tab/><text:tab/><text:tab/><text:tab/><text:tab/><text:span text:style-name="T2">Seite</text:span></text:p>
      <text:list xml:id="list1867617733" text:style-name="L1">
        <text:list-item>
          <text:p text:style-name="P4">Einführung</text:p>
          <text:list>
            <text:list-item>
              <text:p text:style-name="P7">Motivation</text:p>
            </text:list-item>
            <text:list-item>
              <text:p text:style-name="P7">Was ist „Advance Wars 2: <text:span text:style-name="T2">Blackhole Rising</text:span>“?</text:p>
            </text:list-item>
            <text:list-item>
              <text:p text:style-name="P7">Zielstellung</text:p>
            </text:list-item>
          </text:list>
        </text:list-item>
        <text:list-item>
          <text:p text:style-name="P5">Bearbeitung</text:p>
          <text:list>
            <text:list-item>
              <text:p text:style-name="P8">Spielregeln</text:p>
              <text:list>
                <text:list-item>
                  <text:p text:style-name="P8">Spielziel</text:p>
                </text:list-item>
                <text:list-item>
                  <text:p text:style-name="P8">So wird gespielt</text:p>
                </text:list-item>
                <text:list-item>
                  <text:p text:style-name="P8">Ressourcen</text:p>
                </text:list-item>
                <text:list-item>
                  <text:p text:style-name="P8">Bewegung der Einheiten</text:p>
                </text:list-item>
                <text:list-item>
                  <text:p text:style-name="P8">Die Einheiten</text:p>
                  <text:list>
                    <text:list-item>
                      <text:p text:style-name="P8">Bodeneinheiten</text:p>
                    </text:list-item>
                    <text:list-item>
                      <text:p text:style-name="P8">Lufteinheiten</text:p>
                    </text:list-item>
                    <text:list-item>
                      <text:p text:style-name="P8">Seeeinheiten</text:p>
                    </text:list-item>
                  </text:list>
                </text:list-item>
                <text:list-item>
                  <text:p text:style-name="P8">Der Kampf</text:p>
                </text:list-item>
                <text:list-item>
                  <text:p text:style-name="P11">Deckung</text:p>
                </text:list-item>
                <text:list-item>
                  <text:p text:style-name="P11">Nebel des Krieges</text:p>
                </text:list-item>
                <text:list-item>
                  <text:p text:style-name="P8">Weitere Mechaniken</text:p>
                  <text:list>
                    <text:list-item>
                      <text:p text:style-name="P8">Gebäude einnehmen</text:p>
                    </text:list-item>
                    <text:list-item>
                      <text:p text:style-name="P8">Einheiten produzieren</text:p>
                    </text:list-item>
                    <text:list-item>
                      <text:p text:style-name="P8">Sprit</text:p>
                    </text:list-item>
                    <text:list-item>
                      <text:p text:style-name="P8">Munition</text:p>
                    </text:list-item>
                    <text:list-item>
                      <text:p text:style-name="P8">Versorgung</text:p>
                    </text:list-item>
                    <text:list-item>
                      <text:p text:style-name="P8">Zusammenlegen von Einheiten</text:p>
                    </text:list-item>
                    <text:list-item>
                      <text:p text:style-name="P8">Heilung</text:p>
                    </text:list-item>
                    <text:list-item>
                      <text:p text:style-name="P9">Generäle</text:p>
                    </text:list-item>
                    <text:list-item>
                      <text:p text:style-name="P9">Spezialfähigkeiten</text:p>
                    </text:list-item>
                  </text:list>
                </text:list-item>
              </text:list>
            </text:list-item>
            <text:list-item>
              <text:p text:style-name="P8">Der Plan</text:p>
              <text:list>
                <text:list-item>
                  <text:p text:style-name="P10">Spielstart</text:p>
                </text:list-item>
                <text:list-item>
                  <text:p text:style-name="P10">Points of Interest</text:p>
                </text:list-item>
                <text:list-item>
                  <text:p text:style-name="P10">Die Karte<text:span text:style-name="T3">n</text:span></text:p>
                </text:list-item>
                <text:list-item>
                  <text:p text:style-name="P10">Strategien</text:p>
                </text:list-item>
                <text:list-item>
                  <text:p text:style-name="P10">Taktiken</text:p>
                </text:list-item>
                <text:list-item>
                  <text:p text:style-name="P10">Truppenzusammensetzung</text:p>
                </text:list-item>
                <text:list-item>
                  <text:p text:style-name="P12">Wertvolle Einheiten</text:p>
                </text:list-item>
                <text:list-item>
                  <text:p text:style-name="P13">Die Befehlsstruktur</text:p>
                  <text:list>
                    <text:list-item>
                      <text:p text:style-name="P13">Befehle des Generals</text:p>
                    </text:list-item>
                    <text:list-item>
                      <text:p text:style-name="P13">Befehle der Truppe</text:p>
                    </text:list-item>
                    <text:list-item>
                      <text:p text:style-name="P13">Befehle der Einheit</text:p>
                    </text:list-item>
                  </text:list>
                </text:list-item>
              </text:list>
            </text:list-item>
            <text:list-item>
              <text:p text:style-name="P13">Implementierung</text:p>
              <text:list>
                <text:list-item>
                  <text:p text:style-name="P14">Modell</text:p>
                </text:list-item>
                <text:list-item>
                  <text:p text:style-name="P14">Klassendiagramm</text:p>
                </text:list-item>
                <text:list-item>
                  <text:p text:style-name="P14">Struktur</text:p>
                </text:list-item>
              </text:list>
            </text:list-item>
          </text:list>
        </text:list-item>
        <text:list-item>
          <text:p text:style-name="P6">Probleme</text:p>
        </text:list-item>
        <text:list-item>
          <text:p text:style-name="P6">Fazit</text:p>
        </text:list-item>
        <text:list-item>
          <text:p text:style-name="P6">Quellen</text:p>
        </text:list-item>
      </text:list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911b9" officeooo:paragraph-rsid="001fbe29"/>
    </style:style>
    <style:style style:name="MT1" style:family="text">
      <style:text-properties officeooo:rsid="001fbe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Bachelorarbeit – Till Roßberg – K.I. für ein rundenbasiertes Strategiespiel<text:tab/><text:span text:style-name="MT1">Seite 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0:32:15.074000000</meta:creation-date>
    <meta:generator>LibreOffice/5.3.6.1$Windows_x86 LibreOffice_project/686f202eff87ef707079aeb7f485847613344eb7</meta:generator>
    <dc:date>2019-08-16T05:33:32.408000000</dc:date>
    <meta:editing-duration>PT3H32M12S</meta:editing-duration>
    <meta:editing-cycles>5</meta:editing-cycles>
    <meta:document-statistic meta:table-count="0" meta:image-count="0" meta:object-count="0" meta:page-count="3" meta:paragraph-count="49" meta:word-count="135" meta:character-count="834" meta:non-whitespace-character-count="780"/>
  </office:meta>
</office:document-meta>
</file>